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size="12pt" style:font-size-asian="12pt" style:font-size-complex="12pt"/>
    </style:style>
    <style:style style:name="P4" style:parent-style-name="Standard" style:family="paragraph">
      <style:text-properties fo:font-size="12pt" style:font-size-asian="12pt" style:font-size-complex="12pt"/>
    </style:style>
    <style:style style:name="P5" style:parent-style-name="Standard" style:family="paragraph">
      <style:text-properties fo:font-size="12pt" style:font-size-asian="12pt" style:font-size-complex="12pt"/>
    </style:style>
    <style:style style:name="P6" style:parent-style-name="Standard" style:family="paragraph">
      <style:text-properties fo:font-size="12pt" style:font-size-asian="12pt" style:font-size-complex="12pt"/>
    </style:style>
    <style:style style:name="P7" style:parent-style-name="Standard" style:family="paragraph">
      <style:text-properties fo:font-size="12pt" style:font-size-asian="12pt" style:font-size-complex="12pt"/>
    </style:style>
    <style:style style:name="P8" style:parent-style-name="Standard" style:family="paragraph">
      <style:text-properties fo:font-size="12pt" style:font-size-asian="12pt" style:font-size-complex="12pt"/>
    </style:style>
    <style:style style:name="T9" style:parent-style-name="Absatz-Standardschriftar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<text:span text:style-name="T2">Arbeitstermin</text:span></text:p>
      <text:p text:style-name="P3">02.09.2016 – Aufgabe 1-7 (Mike Varelas, David Zierath)</text:p>
      <text:p text:style-name="P4">9.9.2016 - Mike arbeitete an der Dokumentation und korrigierte die Anforderungsliste. David fängt mit der Implementierung in Access an und legt die Tabellen an. Aufgabe 7 wurde von beiden überprüft. <text:s/>Beide erstellen Beispiel Datensätze. David erstellte Beziehungen und Querrys. Mike dokumentierte Aufgabe 8-10.</text:p>
      <text:p text:style-name="P5">16.9.2016 - Erstellung der Formulare</text:p>
      <text:p text:style-name="P6">30.9.2016 - Arbeiten an den Formularen</text:p>
      <text:p text:style-name="P7">7.10.2016 - Fertigstellung der Formulare</text:p>
      <text:p text:style-name="P8">28.10.2016 - Navigationsformular</text:p>
      <text:p text:style-name="Standard"><text:span text:style-name="T9">4.11.2016 - Anpassung des Aussehen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BK Solingen paedML</meta:initial-creator>
    <dc:creator>David Zierath</dc:creator>
    <meta:creation-date>2016-09-09T12:04:00Z</meta:creation-date>
    <dc:date>2016-09-09T12:04:00Z</dc:date>
    <meta:template xlink:href="Normal.dotm" xlink:type="simple"/>
    <meta:editing-cycles>5</meta:editing-cycles>
    <meta:editing-duration>PT0S</meta:editing-duration>
    <meta:document-statistic meta:page-count="1" meta:paragraph-count="1" meta:word-count="84" meta:character-count="565" meta:row-count="4" meta:non-whitespace-character-count="482"/>
  </office:meta>
</office:document-meta>
</file>